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nsolas" svg:font-family="Consolas"/>
    <style:font-face style:name="Segoe UI" svg:font-family="'Segoe UI'"/>
    <style:font-face style:name="F" svg:font-family="" style:font-family-generic="modern" style:font-pitch="variable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4.21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Hyperlink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12" style:family="table-cell" style:parent-style-name="Hyperlink" style:data-style-name="N0">
      <style:table-cell-properties fo:background-color="#ffff00" style:vertical-align="middle"/>
      <style:text-properties fo:color="#0563c1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Hyperlink" style:data-style-name="N0">
      <style:table-cell-properties style:text-align-source="fix" style:repeat-content="false" style:vertical-align="middle"/>
      <style:paragraph-properties fo:text-align="start" fo:margin-left="0.139in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background-color="#ffff00" style:vertical-align="automatic"/>
    </style:style>
    <style:style style:name="ce7" style:family="table-cell" style:parent-style-name="Hyperlink" style:data-style-name="N0">
      <style:table-cell-properties style:text-align-source="fix" style:repeat-content="false" style:vertical-align="middle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ext-properties style:font-name="Segoe UI" style:font-name-asian="Segoe UI" style:font-name-complex="Segoe UI"/>
    </style:style>
    <style:style style:name="ce8" style:family="table-cell" style:parent-style-name="Default" style:data-style-name="N0">
      <style:text-properties fo:color="#171717" style:font-name="Segoe UI" fo:font-size="12pt" style:font-name-asian="Segoe UI" style:font-size-asian="12pt" style:font-name-complex="Segoe UI" style:font-size-complex="12pt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ffff" style:font-name="" fo:font-size="10pt" fo:font-weight="normal" style:text-underline-style="none" style:text-underline-color="font-color" style:text-line-through-type="none" fo:font-style="normal" style:text-outline="false" fo:text-shadow="none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ffffff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" fo:font-size="12pt" style:font-name-asian="Segoe UI" style:font-name-complex="Segoe UI" style:font-size-asian="12pt" style:font-size-complex="12pt"/>
    </style:style>
    <style:style style:name="T4" style:family="text">
      <style:text-properties fo:color="#ffffff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" fo:font-size="10pt" style:font-name-asian="Consolas" style:font-name-complex="Consolas" style:font-size-asian="10pt" style:font-size-complex="10pt"/>
    </style:style>
    <style:style style:name="T5" style:family="text">
      <style:text-properties fo:color="#171717" style:font-name="" fo:font-size="10pt" fo:font-weight="normal" style:text-underline-style="none" style:text-underline-color="font-color" style:text-line-through-type="none" fo:font-style="normal" style:text-outline="false" fo:text-shadow="none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56" table:default-cell-style-name="ce1"/>
        <table:table-row table:style-name="ro1">
          <table:table-cell office:value-type="string" calcext:value-type="string">
            <text:p>Ast</text:p>
          </table:table-cell>
          <table:table-cell table:style-name="ce3" table:number-columns-repeated="7"/>
          <table:table-cell office:value-type="string" calcext:value-type="string">
            <text:p>The abstract base class for all PowerShell abstract syntax tree nodes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attributebaseast?view=powershellsdk-7.0.0" xlink:type="simple">System.Management.Automation.Language.AttributeBaseAst</text:a></text:p>
          </table:table-cell>
          <table:table-cell table:style-name="ce3" table:number-columns-repeated="6"/>
          <table:table-cell table:style-name="ce2" office:value-type="string" calcext:value-type="string">
            <text:p>An abstract base class representing attributes that accept optional arguments, e.g. <text:span text:style-name="T1">[Parameter()]</text:span>, as well as type constraints, such as <text:span text:style-name="T1">[int]</text:span>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5" office:value-type="string" calcext:value-type="string">
            <text:p><text:a xlink:href="https://docs.microsoft.com/en-us/dotnet/api/system.management.automation.language.attributeast?view=powershellsdk-7.0.0" xlink:type="simple">System.Management.Automation.Language.AttributeAst</text:a></text:p>
          </table:table-cell>
          <table:table-cell table:style-name="ce3" table:number-columns-repeated="5"/>
          <table:table-cell table:style-name="ce2" office:value-type="string" calcext:value-type="string">
            <text:p>The ast representing an attribute with optional positional and named arguments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5" office:value-type="string" calcext:value-type="string">
            <text:p><text:a xlink:href="https://docs.microsoft.com/en-us/dotnet/api/system.management.automation.language.typeconstraintast?view=powershellsdk-7.0.0" xlink:type="simple">System.Management.Automation.Language.TypeConstraintAst</text:a></text:p>
          </table:table-cell>
          <table:table-cell table:style-name="ce3" table:number-columns-repeated="5"/>
          <table:table-cell table:style-name="ce2" office:value-type="string" calcext:value-type="string">
            <text:p>The ast representing a type constraint, which is simply a typename with no arguments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catchclauseast?view=powershellsdk-7.0.0" xlink:type="simple">System.Management.Automation.Language.CatchClauseAst</text:a></text:p>
          </table:table-cell>
          <table:table-cell table:style-name="ce3" table:number-columns-repeated="6"/>
          <table:table-cell table:style-name="ce2" office:value-type="string" calcext:value-type="string">
            <text:p>The ast that represents a single catch as part of a try statement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commandelementast?view=powershellsdk-7.0.0" xlink:type="simple">System.Management.Automation.Language.CommandElementAst</text:a></text:p>
          </table:table-cell>
          <table:table-cell table:style-name="ce3" table:number-columns-repeated="6"/>
          <table:table-cell table:style-name="ce2" office:value-type="string" calcext:value-type="string">
            <text:p><text:a xlink:href="https://docs.microsoft.com/en-us/dotnet/api/system.management.automation.language.commandast?view=powershellsdk-7.0.0" xlink:type="simple">An abstract base class for the components of a CommandAst.</text:a>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commandparameterast?view=powershellsdk-7.0.0" xlink:type="simple">System.Management.Automation.Language.CommandParameterAst</text:a></text:p>
          </table:table-cell>
          <table:table-cell table:style-name="ce3" table:number-columns-repeated="5"/>
          <table:table-cell table:style-name="ce2" office:value-type="string" calcext:value-type="string">
            <text:p>The ast that represents a parameter to a command, e.g. <text:span text:style-name="T1">dir -Path a*</text:span>, this class represent '-Path', and in <text:span text:style-name="T1">dir -Path:a*</text:span>, this class represents '-Path:a*'. // In the first case, the argument 'a*' is not represented by this class because the parser can't know until runtime if the argument is positional or if -Path accepts an argument. In the later case, the argument 'a*' always belongs to the parameter -Path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expressionast?view=powershellsdk-7.0.0" xlink:type="simple">System.Management.Automation.Language.ExpressionAst</text:a></text:p>
          </table:table-cell>
          <table:table-cell table:style-name="ce3" table:number-columns-repeated="5"/>
          <table:table-cell table:style-name="ce2" office:value-type="string" calcext:value-type="string">
            <text:p>An abstract base class that represents all PowerShell expressions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arrayexpressionast?view=powershellsdk-7.0.0" xlink:type="simple">System.Management.Automation.Language.ArrayExpressionAst</text:a></text:p>
          </table:table-cell>
          <table:table-cell table:style-name="ce3" table:number-columns-repeated="4"/>
          <table:table-cell table:style-name="ce2" office:value-type="string" calcext:value-type="string">
            <text:p><text:a xlink:href="https://docs.microsoft.com/en-us/dotnet/api/system.management.automation.language.arrayliteralast?view=powershellsdk-7.0.0" xlink:type="simple">The ast that represents an array expression, e.g. @(1). The array literal (e.g. 1,2,3) is represented by ArrayLiteralAst.</text:a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arrayliteralast?view=powershellsdk-7.0.0" xlink:type="simple">System.Management.Automation.Language.ArrayLiteralAst</text:a></text:p>
          </table:table-cell>
          <table:table-cell table:style-name="ce3" table:number-columns-repeated="4"/>
          <table:table-cell table:style-name="ce2" office:value-type="string" calcext:value-type="string">
            <text:p><text:a xlink:href="https://docs.microsoft.com/en-us/dotnet/api/system.management.automation.language.arrayexpressionast?view=powershellsdk-7.0.0" xlink:type="simple">The ast that represents an array literal expression, e.g. 1,2,3. An array expression, e.g. @(dir), is represented by ArrayExpressionAst. An array literal expression can be constructed from a single element, as happens with the unary comma operator, e.g. ,4.</text:a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attributedexpressionast?view=powershellsdk-7.0.0" xlink:type="simple">System.Management.Automation.Language.Attributed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n expression with an attribute. This is normally allowed only on parameters or variables being assigned, e.g. <text:span text:style-name="T2">[Parameter()]$PassThru</text:span><text:span text:style-name="T3"> or </text:span><text:span text:style-name="T4">[ValidateScript({$true})$abc = 42</text:span><text:span text:style-name="T3">.</text:span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binaryexpressionast?view=powershellsdk-7.0.0" xlink:type="simple">System.Management.Automation.Language.Binary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representing a binary expression, e.g. <text:span text:style-name="T5">$a + $b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constantexpressionast?view=powershellsdk-7.0.0" xlink:type="simple">System.Management.Automation.Language.Constant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representing constant values, such as numbers. Constant values mean truly constant, as in, the value is always the same. Expandable strings with variable references (e.g. <text:span text:style-name="T5">"$val"</text:span>) or sub-expressions (e.g. <text:span text:style-name="T5">"$(1)"</text:span>) are not considered consta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style-name="ce6" office:value-type="string" calcext:value-type="string">
            <text:p><text:a xlink:href="https://docs.microsoft.com/en-us/dotnet/api/system.management.automation.language.stringconstantexpressionast?view=powershellsdk-7.0.0" xlink:type="simple">System.Management.Automation.Language.StringConstantExpressionAst</text:a></text:p>
          </table:table-cell>
          <table:table-cell table:style-name="ce3" table:number-columns-repeated="3"/>
          <table:table-cell table:style-name="ce6" office:value-type="string" calcext:value-type="string">
            <text:p><text:a xlink:href="https://docs.microsoft.com/en-us/dotnet/api/system.management.automation.language.expandablestringexpressionast?view=powershellsdk-7.0.0" xlink:type="simple">The ast that represents a constant string expression that is always constant. This includes both single and double quoted strings, but the double quoted strings will not be scanned for variable references and sub-expressions. If expansion of the string is required, use ExpandableStringExpressionAst.</text:a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errorexpressionast?view=powershellsdk-7.0.0" xlink:type="simple">System.Management.Automation.Language.ErrorExpressionAst</text:a></text:p>
          </table:table-cell>
          <table:table-cell table:style-name="ce3" table:number-columns-repeated="4"/>
          <table:table-cell table:style-name="ce8" office:value-type="string" calcext:value-type="string">
            <text:p>A placeholder expression used when there are syntactic errors in the source scrip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expandablestringexpressionast?view=powershellsdk-7.0.0" xlink:type="simple">System.Management.Automation.Language.ExpandableString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esents a double quoted string (here string or normal string) and can have nested variable references or sub-expressions, e.g. <text:span text:style-name="T5">"Name: $name`nAge: $([DateTime]::Now.Year - $dob.Year)"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hashtableast?view=powershellsdk-7.0.0" xlink:type="simple">System.Management.Automation.Language.Hashtable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 hash literal, e.g. <text:span text:style-name="T5">@{a = 1}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indexexpressionast?view=powershellsdk-7.0.0" xlink:type="simple">System.Management.Automation.Language.Index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n index expression, e.g. <text:span text:style-name="T5">$a[0]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memberexpressionast?view=powershellsdk-7.0.0" xlink:type="simple">System.Management.Automation.Language.Member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ccessing a member as a property, e.g. <text:span text:style-name="T5">$x.Length</text:span> or <text:span text:style-name="T5">[int]::MaxValue</text:span>. Most often this is a simple property access, but methods can also be access in this manner, returning an object that supports invoking that member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style-name="ce6" office:value-type="string" calcext:value-type="string">
            <text:p><text:a xlink:href="https://docs.microsoft.com/en-us/dotnet/api/system.management.automation.language.invokememberexpressionast?view=powershellsdk-7.0.0" xlink:type="simple">System.Management.Automation.Language.InvokeMemberExpressionAst</text:a></text:p>
          </table:table-cell>
          <table:table-cell table:style-name="ce3" table:number-columns-repeated="3"/>
          <table:table-cell table:style-name="ce8" office:value-type="string" calcext:value-type="string">
            <text:p>The ast that represents the invocation of a method, e.g. <text:span text:style-name="T5">$sb.Append('abc')</text:span> or <text:span text:style-name="T5">[math]::Sign($i)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style-name="ce6"/>
          <table:table-cell table:style-name="ce6" office:value-type="string" calcext:value-type="string">
            <text:p><text:a xlink:href="https://docs.microsoft.com/en-us/dotnet/api/system.management.automation.language.basectorinvokememberexpressionast?view=powershellsdk-7.0.0" xlink:type="simple">System.Management.Automation.Language.BaseCtorInvokeMemberExpressionAst</text:a></text:p>
          </table:table-cell>
          <table:table-cell table:style-name="ce3" table:number-columns-repeated="2"/>
          <table:table-cell table:style-name="ce8" office:value-type="string" calcext:value-type="string">
            <text:p>The ast that represents the invocation of a base ctor method from PS class instance ctor, e.g. <text:span text:style-name="T5">class B : A{ B() : base() {} }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parenexpressionast?view=powershellsdk-7.0.0" xlink:type="simple">System.Management.Automation.Language.Paren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n expression (or pipeline) that is enclosed in parentheses, e.g. <text:span text:style-name="T5">(1)</text:span> or <text:span text:style-name="T5">(dir)</text:span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scriptblockexpressionast?view=powershellsdk-7.0.0" xlink:type="simple">System.Management.Automation.Language.ScriptBlock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n anonymous script block expression, e.g. <text:span text:style-name="T5">{ dir }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subexpressionast?view=powershellsdk-7.0.0" xlink:type="simple">System.Management.Automation.Language.Sub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 subexpression, e.g. <text:span text:style-name="T5">$(1)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ternaryexpressionast?view=powershellsdk-7.0.0" xlink:type="simple">System.Management.Automation.Language.TernaryExpressionAst</text:a></text:p>
          </table:table-cell>
          <table:table-cell table:style-name="ce3" table:number-columns-repeated="4"/>
          <table:table-cell table:style-name="ce2"/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typeexpressionast?view=powershellsdk-7.0.0" xlink:type="simple">System.Management.Automation.Language.Type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 type literal expression, e.g. <text:span text:style-name="T5">[int]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unaryexpressionast?view=powershellsdk-7.0.0" xlink:type="simple">System.Management.Automation.Language.Unary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representing an expression with a unary operator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usingexpressionast?view=powershellsdk-7.0.0" xlink:type="simple">System.Management.Automation.Language.Using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 "using" expression, e.g. <text:span text:style-name="T5">$using:pshome</text:span>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7" office:value-type="string" calcext:value-type="string">
            <text:p><text:a xlink:href="https://docs.microsoft.com/en-us/dotnet/api/system.management.automation.language.variableexpressionast?view=powershellsdk-7.0.0" xlink:type="simple">System.Management.Automation.Language.Variable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representing a variable reference, either normal references, e.g. <text:span text:style-name="T5">$true</text:span>, or splatted references <text:span text:style-name="T5">@PSBoundParameters</text:span>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memberast?view=powershellsdk-7.0.0" xlink:type="simple">System.Management.Automation.Language.MemberAst</text:a></text:p>
          </table:table-cell>
          <table:table-cell table:style-name="ce3" table:number-columns-repeated="6"/>
          <table:table-cell table:style-name="ce8" office:value-type="string" calcext:value-type="string">
            <text:p>An abstract base class for type members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functionmemberast?view=powershellsdk-7.0.0" xlink:type="simple">System.Management.Automation.Language.FunctionMemberAst</text:a></text:p>
          </table:table-cell>
          <table:table-cell table:style-name="ce3" table:number-columns-repeated="5"/>
          <table:table-cell table:style-name="ce8" office:value-type="string" calcext:value-type="string">
            <text:p>The ast for a method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propertymemberast?view=powershellsdk-7.0.0" xlink:type="simple">System.Management.Automation.Language.PropertyMemberAst</text:a></text:p>
          </table:table-cell>
          <table:table-cell table:style-name="ce3" table:number-columns-repeated="5"/>
          <table:table-cell table:style-name="ce8" office:value-type="string" calcext:value-type="string">
            <text:p>The ast for a property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namedattributeargumentast?view=powershellsdk-7.0.0" xlink:type="simple">System.Management.Automation.Language.NamedAttributeArgumentAst</text:a></text:p>
          </table:table-cell>
          <table:table-cell table:style-name="ce3"/>
          <table:table-cell/>
          <table:table-cell table:style-name="ce3" table:number-columns-repeated="4"/>
          <table:table-cell table:style-name="ce8" office:value-type="string" calcext:value-type="string">
            <text:p>The ast representing a named attribute argument. For example, in <text:span text:style-name="T5">[Parameter(Mandatory=$true)]</text:span>, this ast represents <text:span text:style-name="T5">Mandatory=$true</text:span>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namedblockast?view=powershellsdk-7.0.0" xlink:type="simple">System.Management.Automation.Language.NamedBlockAst</text:a></text:p>
          </table:table-cell>
          <table:table-cell table:style-name="ce3" table:number-columns-repeated="6"/>
          <table:table-cell table:style-name="ce8" office:value-type="string" calcext:value-type="string">
            <text:p>The ast representing a begin, process, end, or dynamicparam block in a scriptblock. This ast is used even when the block is unnamed, in which case the block is either an end block (for functions) or process block (for filters)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paramblockast?view=powershellsdk-7.0.0" xlink:type="simple">System.Management.Automation.Language.ParamBlockAst</text:a></text:p>
          </table:table-cell>
          <table:table-cell table:style-name="ce3" table:number-columns-repeated="6"/>
          <table:table-cell table:style-name="ce8" office:value-type="string" calcext:value-type="string">
            <text:p>The ast representing the param statement in a script block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parameterast?view=powershellsdk-7.0.0" xlink:type="simple">System.Management.Automation.Language.ParameterAst</text:a></text:p>
          </table:table-cell>
          <table:table-cell table:style-name="ce3" table:number-columns-repeated="6"/>
          <table:table-cell table:style-name="ce8" office:value-type="string" calcext:value-type="string">
            <text:p>The ast representing a parameter to a script. Parameters may appear in one of 2 places, either just after the name of the function, e.g. <text:span text:style-name="T5">function foo($a){}</text:span> or in a param statement, e.g. <text:span text:style-name="T5">param($a)</text:span>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redirectionast?view=powershellsdk-7.0.0" xlink:type="simple">System.Management.Automation.Language.RedirectionAst</text:a></text:p>
          </table:table-cell>
          <table:table-cell table:style-name="ce3" table:number-columns-repeated="6"/>
          <table:table-cell table:style-name="ce8" office:value-type="string" calcext:value-type="string">
            <text:p>An abstract base class representing both file redirections and merging redirections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fileredirectionast?view=powershellsdk-7.0.0" xlink:type="simple">System.Management.Automation.Language.FileRedirection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a redirection to a file, e.g. <text:span text:style-name="T5">dir &gt; out.txt</text:span>, the '&gt; out.txt' is represented by this as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mergingredirectionast?view=powershellsdk-7.0.0" xlink:type="simple">System.Management.Automation.Language.MergingRedirection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a redirection that merges 2 streams, e.g. <text:span text:style-name="T5">dir 2&gt;&amp;1</text:span></text:p>
          </table:table-cell>
          <table:table-cell table:number-columns-repeated="55"/>
        </table:table-row>
        <table:table-row table:style-name="ro2">
          <table:table-cell/>
          <table:table-cell table:style-name="ce12" office:value-type="string" calcext:value-type="string">
            <text:p><text:a xlink:href="https://docs.microsoft.com/en-us/dotnet/api/system.management.automation.language.scriptblockast?view=powershellsdk-7.0.0" xlink:type="simple">System.Management.Automation.Language.ScriptBlockAst</text:a></text:p>
          </table:table-cell>
          <table:table-cell table:style-name="ce14" table:number-columns-repeated="6"/>
          <table:table-cell table:style-name="ce8" office:value-type="string" calcext:value-type="string">
            <text:p>A ScriptBlockAst is the<text:span text:style-name="T6"> root ast node </text:span>for a complete script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statementast?view=powershellsdk-7.0.0" xlink:type="simple">System.Management.Automation.Language.StatementAst</text:a></text:p>
          </table:table-cell>
          <table:table-cell table:style-name="ce3" table:number-columns-repeated="6"/>
          <table:table-cell table:style-name="ce8" office:value-type="string" calcext:value-type="string">
            <text:p>An abstract base class for any statement like an if statement or while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blockstatementast?view=powershellsdk-7.0.0" xlink:type="simple">System.Management.Automation.Language.Block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that represents a scriptblock with a keyword name. This is normally allowed only for script workflow. e.g. <text:span text:style-name="T5">parallel { ... }</text:span> or <text:span text:style-name="T5">sequence { ... }</text:span>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breakstatementast?view=powershellsdk-7.0.0" xlink:type="simple">System.Management.Automation.Language.Break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break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commandbaseast?view=powershellsdk-7.0.0" xlink:type="simple">System.Management.Automation.Language.CommandBaseAst</text:a></text:p>
          </table:table-cell>
          <table:table-cell table:style-name="ce3" table:number-columns-repeated="5"/>
          <table:table-cell table:style-name="ce8" office:value-type="string" calcext:value-type="string">
            <text:p>An abstract base class for a command and an expression wrapper that allows an expression as a command in a pipeline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commandast?view=powershellsdk-7.0.0" xlink:type="simple">System.Management.Automation.Language.CommandAst</text:a></text:p>
          </table:table-cell>
          <table:table-cell table:style-name="ce3" table:number-columns-repeated="4"/>
          <table:table-cell table:style-name="ce8" office:value-type="string" calcext:value-type="string">
            <text:p>The ast for a command invocation, e.g. <text:span text:style-name="T5">dir *.ps1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commandexpressionast?view=powershellsdk-7.0.0" xlink:type="simple">System.Management.Automation.Language.CommandExpressionAst</text:a></text:p>
          </table:table-cell>
          <table:table-cell table:style-name="ce3" table:number-columns-repeated="4"/>
          <table:table-cell table:style-name="ce8" office:value-type="string" calcext:value-type="string">
            <text:p>The ast representing an expression when the expression is used as the first command of a pipeline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configurationdefinitionast?view=powershellsdk-7.0.0" xlink:type="simple">System.Management.Automation.Language.ConfigurationDefinition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s the DSC configuration statement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continuestatementast?view=powershellsdk-7.0.0" xlink:type="simple">System.Management.Automation.Language.Continue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continue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datastatementast?view=powershellsdk-7.0.0" xlink:type="simple">System.Management.Automation.Language.Data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data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dynamickeywordstatementast?view=powershellsdk-7.0.0" xlink:type="simple">System.Management.Automation.Language.DynamicKeyword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s the DynamicKeyword statement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exitstatementast?view=powershellsdk-7.0.0" xlink:type="simple">System.Management.Automation.Language.Exit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exit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functiondefinitionast?view=powershellsdk-7.0.0" xlink:type="simple">System.Management.Automation.Language.FunctionDefinitionAst</text:a></text:p>
          </table:table-cell>
          <table:table-cell table:style-name="ce3" table:number-columns-repeated="5"/>
          <table:table-cell table:style-name="ce8" office:value-type="string" calcext:value-type="string">
            <text:p>The ast that represents a function or filter definition. The function is always named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ifstatementast?view=powershellsdk-7.0.0" xlink:type="simple">System.Management.Automation.Language.If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that represents an if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labeledstatementast?view=powershellsdk-7.0.0" xlink:type="simple">System.Management.Automation.Language.LabeledStatementAst</text:a></text:p>
          </table:table-cell>
          <table:table-cell table:style-name="ce3" table:number-columns-repeated="5"/>
          <table:table-cell table:style-name="ce8" office:value-type="string" calcext:value-type="string">
            <text:p>An abstract base class for statements that have labels such as a while statement or a switch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loopstatementast?view=powershellsdk-7.0.0" xlink:type="simple">System.Management.Automation.Language.LoopStatementAst</text:a></text:p>
          </table:table-cell>
          <table:table-cell table:style-name="ce3" table:number-columns-repeated="4"/>
          <table:table-cell table:style-name="ce8" office:value-type="string" calcext:value-type="string">
            <text:p>An abstract base class for looping statements including a the do/while statement, the do/until statement, the foreach statement, the for statement, and the while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dountilstatementast?view=powershellsdk-7.0.0" xlink:type="simple">System.Management.Automation.Language.DoUntilStatementAst</text:a></text:p>
          </table:table-cell>
          <table:table-cell table:style-name="ce3" table:number-columns-repeated="3"/>
          <table:table-cell table:style-name="ce8" office:value-type="string" calcext:value-type="string">
            <text:p>he ast that represents a do/until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dowhilestatementast?view=powershellsdk-7.0.0" xlink:type="simple">System.Management.Automation.Language.DoWhileStatementAst</text:a></text:p>
          </table:table-cell>
          <table:table-cell table:style-name="ce3" table:number-columns-repeated="3"/>
          <table:table-cell table:style-name="ce8" office:value-type="string" calcext:value-type="string">
            <text:p>The ast that represents the do/while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foreachstatementast?view=powershellsdk-7.0.0" xlink:type="simple">System.Management.Automation.Language.ForEachStatementAst</text:a></text:p>
          </table:table-cell>
          <table:table-cell table:style-name="ce3" table:number-columns-repeated="3"/>
          <table:table-cell table:style-name="ce8" office:value-type="string" calcext:value-type="string">
            <text:p>The ast representing the foreach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forstatementast?view=powershellsdk-7.0.0" xlink:type="simple">System.Management.Automation.Language.ForStatementAst</text:a></text:p>
          </table:table-cell>
          <table:table-cell table:style-name="ce3" table:number-columns-repeated="3"/>
          <table:table-cell table:style-name="ce8" office:value-type="string" calcext:value-type="string">
            <text:p>The ast for a for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whilestatementast?view=powershellsdk-7.0.0" xlink:type="simple">System.Management.Automation.Language.WhileStatementAst</text:a></text:p>
          </table:table-cell>
          <table:table-cell table:style-name="ce3" table:number-columns-repeated="3"/>
          <table:table-cell table:style-name="ce8" office:value-type="string" calcext:value-type="string">
            <text:p>The ast for a while statemen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switchstatementast?view=powershellsdk-7.0.0" xlink:type="simple">System.Management.Automation.Language.SwitchStatement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 switch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pipelinebaseast?view=powershellsdk-7.0.0" xlink:type="simple">System.Management.Automation.Language.PipelineBaseAst</text:a></text:p>
          </table:table-cell>
          <table:table-cell table:style-name="ce3" table:number-columns-repeated="5"/>
          <table:table-cell table:style-name="ce8" office:value-type="string" calcext:value-type="string">
            <text:p>An abstract base class for statements that include command invocations, pipelines, expressions, and assignements. Any statement that does not begin with a keyword is derives from PipelineBastAst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assignmentstatementast?view=powershellsdk-7.0.0" xlink:type="simple">System.Management.Automation.Language.AssignmentStatementAst</text:a></text:p>
          </table:table-cell>
          <table:table-cell table:style-name="ce3" table:number-columns-repeated="4"/>
          <table:table-cell table:style-name="ce8" office:value-type="string" calcext:value-type="string">
            <text:p>The ast that represents an assignment statement, e.g. <text:span text:style-name="T5">$x = 42</text:span>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chainableast?view=powershellsdk-7.0.0" xlink:type="simple">System.Management.Automation.Language.ChainableAst</text:a></text:p>
          </table:table-cell>
          <table:table-cell table:style-name="ce3" table:number-columns-repeated="4"/>
          <table:table-cell table:style-name="ce8"/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pipelineast?view=powershellsdk-7.0.0" xlink:type="simple">System.Management.Automation.Language.PipelineAst</text:a></text:p>
          </table:table-cell>
          <table:table-cell table:style-name="ce3" table:number-columns-repeated="3"/>
          <table:table-cell table:style-name="ce8" office:value-type="string" calcext:value-type="string">
            <text:p>The ast that repesents a PowerShell pipeline, e.g. <text:span text:style-name="T5">gci -re . *.cs | select-string Foo</text:span> or <text:span text:style-name="T5">65..90 | % { [char]$_ }</text:span>. A pipeline must have at least 1 command. The first command may be an expression or a command invocation.</text:p>
          </table:table-cell>
          <table:table-cell table:number-columns-repeated="55"/>
        </table:table-row>
        <table:table-row table:style-name="ro2">
          <table:table-cell/>
          <table:table-cell table:style-name="ce4" table:number-columns-repeated="3"/>
          <table:table-cell table:style-name="ce4" office:value-type="string" calcext:value-type="string">
            <text:p><text:a xlink:href="https://docs.microsoft.com/en-us/dotnet/api/system.management.automation.language.pipelinechainast?view=powershellsdk-7.0.0" xlink:type="simple">System.Management.Automation.Language.PipelineChainAst</text:a></text:p>
          </table:table-cell>
          <table:table-cell table:style-name="ce3" table:number-columns-repeated="3"/>
          <table:table-cell table:number-columns-repeated="56"/>
        </table:table-row>
        <table:table-row table:style-name="ro2">
          <table:table-cell/>
          <table:table-cell table:style-name="ce4" table:number-columns-repeated="2"/>
          <table:table-cell table:style-name="ce4" office:value-type="string" calcext:value-type="string">
            <text:p><text:a xlink:href="https://docs.microsoft.com/en-us/dotnet/api/system.management.automation.language.errorstatementast?view=powershellsdk-7.0.0" xlink:type="simple">System.Management.Automation.Language.ErrorStatementAst</text:a></text:p>
          </table:table-cell>
          <table:table-cell table:style-name="ce3" table:number-columns-repeated="4"/>
          <table:table-cell table:style-name="ce8" office:value-type="string" calcext:value-type="string">
            <text:p>A placeholder statement used when there are syntactic errors in the source scrip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returnstatementast?view=powershellsdk-7.0.0" xlink:type="simple">System.Management.Automation.Language.Return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return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throwstatementast?view=powershellsdk-7.0.0" xlink:type="simple">System.Management.Automation.Language.Throw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the throw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trapstatementast?view=powershellsdk-7.0.0" xlink:type="simple">System.Management.Automation.Language.Trap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that represents the trap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trystatementast?view=powershellsdk-7.0.0" xlink:type="simple">System.Management.Automation.Language.Try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that represents a try statement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typedefinitionast?view=powershellsdk-7.0.0" xlink:type="simple">System.Management.Automation.Language.TypeDefinition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a type definition including attributes, base class and implemented interfaces, plus it's members.</text:p>
          </table:table-cell>
          <table:table-cell table:number-columns-repeated="55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<text:a xlink:href="https://docs.microsoft.com/en-us/dotnet/api/system.management.automation.language.usingstatementast?view=powershellsdk-7.0.0" xlink:type="simple">System.Management.Automation.Language.UsingStatementAst</text:a></text:p>
          </table:table-cell>
          <table:table-cell table:style-name="ce3" table:number-columns-repeated="5"/>
          <table:table-cell table:style-name="ce8" office:value-type="string" calcext:value-type="string">
            <text:p>The ast representing a using statement.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<text:a xlink:href="https://docs.microsoft.com/en-us/dotnet/api/system.management.automation.language.statementblockast?view=powershellsdk-7.0.0" xlink:type="simple">System.Management.Automation.Language.StatementBlockAst</text:a></text:p>
          </table:table-cell>
          <table:table-cell table:style-name="ce3" table:number-columns-repeated="6"/>
          <table:table-cell table:style-name="ce8" office:value-type="string" calcext:value-type="string">
            <text:p>The ast representing a block of statements. The block of statements could be part of a script block or some other statement such as an if statement or while statement.</text:p>
          </table:table-cell>
          <table:table-cell table:number-columns-repeated="55"/>
        </table:table-row>
        <table:table-row table:style-name="ro1" table:number-rows-repeated="4">
          <table:table-cell/>
          <table:table-cell table:style-name="ce3" table:number-columns-repeated="7"/>
          <table:table-cell table:number-columns-repeated="56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onsolas" svg:font-family="Consolas"/>
    <style:font-face style:name="Segoe UI" svg:font-family="'Segoe UI'"/>
    <style:font-face style:name="F" svg:font-family="" style:font-family-generic="modern" style:font-pitch="variable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René Nyffenegger</meta:initial-creator>
    <meta:creation-date>2020-12-01T13:29:52Z</meta:creation-date>
    <dc:date>2020-12-11T15:36:01.069000000</dc:date>
    <meta:editing-duration>PT7M50S</meta:editing-duration>
    <meta:editing-cycles>1</meta:editing-cycles>
    <meta:document-statistic meta:table-count="1" meta:cell-count="145" meta:object-count="0"/>
  </office:meta>
</office:document-meta>
</file>